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"/>
    <style:style style:name="ce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ce8"/>
        <table:table-column table:style-name="co1" table:default-cell-style-name="ce7"/>
        <table:table-column table:style-name="co1" table:default-cell-style-name="ce8"/>
        <table:table-column table:style-name="co3" table:default-cell-style-name="ce8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2" table:default-cell-style-name="ce8"/>
        <table:table-row table:style-name="ro1">
          <table:table-cell table:style-name="ce6" office:value-type="string" calcext:value-type="string" table:number-columns-spanned="1" table:number-rows-spanned="3">
            <text:p>Instances</text:p>
          </table:table-cell>
          <table:table-cell table:style-name="ce6" office:value-type="string" calcext:value-type="string" table:number-columns-spanned="4" table:number-rows-spanned="1">
            <text:p>Sans calcul parallèle</text:p>
          </table:table-cell>
          <table:covered-table-cell table:number-columns-repeated="3" table:style-name="Default"/>
          <table:table-cell table:style-name="ce6" office:value-type="string" calcext:value-type="string" table:number-columns-spanned="1" table:number-rows-spanned="3">
            <text:p>Gain (s) (M1- M2)</text:p>
          </table:table-cell>
          <table:table-cell table:style-name="ce6" office:value-type="string" calcext:value-type="string" table:number-columns-spanned="4" table:number-rows-spanned="1">
            <text:p>Avec calcul parallèle sur 6 coeurs</text:p>
          </table:table-cell>
          <table:covered-table-cell table:number-columns-repeated="3" table:style-name="Default"/>
          <table:table-cell table:style-name="ce6" office:value-type="string" calcext:value-type="string" table:number-columns-spanned="1" table:number-rows-spanned="3">
            <text:p>Gain (s) (M1- M2)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2" table:number-rows-spanned="1">
            <text:p>Modèle M1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Modèle M2</text:p>
          </table:table-cell>
          <table:covered-table-cell table:number-columns-repeated="2" table:style-name="Default"/>
          <table:table-cell table:style-name="ce6" office:value-type="string" calcext:value-type="string" table:number-columns-spanned="2" table:number-rows-spanned="1">
            <text:p>Modèle M1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Modèle M2</text:p>
          </table:table-cell>
          <table:covered-table-cell table:number-columns-repeated="2" table:style-name="Default"/>
        </table:table-row>
        <table:table-row table:style-name="ro1">
          <table:covered-table-cell/>
          <table:table-cell table:style-name="Default" office:value-type="string" calcext:value-type="string">
            <text:p>Objectif</text:p>
          </table:table-cell>
          <table:table-cell table:style-name="Default" office:value-type="string" calcext:value-type="string">
            <text:p>Temps (s) </text:p>
          </table:table-cell>
          <table:table-cell table:style-name="Default" office:value-type="string" calcext:value-type="string">
            <text:p>Objectif </text:p>
          </table:table-cell>
          <table:table-cell table:style-name="Default" office:value-type="string" calcext:value-type="string">
            <text:p>Temps (s) </text:p>
          </table:table-cell>
          <table:covered-table-cell table:style-name="Default"/>
          <table:table-cell table:style-name="Default" office:value-type="string" calcext:value-type="string">
            <text:p>Objectif</text:p>
          </table:table-cell>
          <table:table-cell table:style-name="Default" office:value-type="string" calcext:value-type="string">
            <text:p>Temps (s) </text:p>
          </table:table-cell>
          <table:table-cell table:style-name="Default" office:value-type="string" calcext:value-type="string">
            <text:p>Objectif </text:p>
          </table:table-cell>
          <table:table-cell table:style-name="Default" office:value-type="string" calcext:value-type="string">
            <text:p>Temps (s) 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5_5</text:p>
          </table:table-cell>
          <table:table-cell office:value-type="float" office:value="19450.62" calcext:value-type="float">
            <text:p>19451</text:p>
          </table:table-cell>
          <table:table-cell office:value-type="float" office:value="0.0202" calcext:value-type="float">
            <text:p>0,02</text:p>
          </table:table-cell>
          <table:table-cell office:value-type="float" office:value="19450.62" calcext:value-type="float">
            <text:p>19451</text:p>
          </table:table-cell>
          <table:table-cell office:value-type="float" office:value="0.0215" calcext:value-type="float">
            <text:p>0,02</text:p>
          </table:table-cell>
          <table:table-cell table:formula="of:=([.C4]-[.E4])" office:value-type="float" office:value="-0.0013" calcext:value-type="float">
            <text:p>0,00</text:p>
          </table:table-cell>
          <table:table-cell office:value-type="float" office:value="19450.62" calcext:value-type="float">
            <text:p>19451</text:p>
          </table:table-cell>
          <table:table-cell office:value-type="float" office:value="0.0348" calcext:value-type="float">
            <text:p>0,03</text:p>
          </table:table-cell>
          <table:table-cell office:value-type="float" office:value="19450.62" calcext:value-type="float">
            <text:p>19451</text:p>
          </table:table-cell>
          <table:table-cell office:value-type="float" office:value="0.0386" calcext:value-type="float">
            <text:p>0,04</text:p>
          </table:table-cell>
          <table:table-cell table:formula="of:=([.H4]-[.J4])" office:value-type="float" office:value="-0.0038" calcext:value-type="float">
            <text:p>0,00</text:p>
          </table:table-cell>
        </table:table-row>
        <table:table-row table:style-name="ro1">
          <table:table-cell office:value-type="string" calcext:value-type="string">
            <text:p>5_10</text:p>
          </table:table-cell>
          <table:table-cell office:value-type="float" office:value="37730.16" calcext:value-type="float">
            <text:p>37730</text:p>
          </table:table-cell>
          <table:table-cell office:value-type="float" office:value="0.172" calcext:value-type="float">
            <text:p>0,17</text:p>
          </table:table-cell>
          <table:table-cell office:value-type="float" office:value="37730.16" calcext:value-type="float">
            <text:p>37730</text:p>
          </table:table-cell>
          <table:table-cell office:value-type="float" office:value="0.1934" calcext:value-type="float">
            <text:p>0,19</text:p>
          </table:table-cell>
          <table:table-cell table:formula="of:=([.C5]-[.E5])" office:value-type="float" office:value="-0.0214" calcext:value-type="float">
            <text:p>-0,02</text:p>
          </table:table-cell>
          <table:table-cell office:value-type="float" office:value="37730.16" calcext:value-type="float">
            <text:p>37730</text:p>
          </table:table-cell>
          <table:table-cell office:value-type="float" office:value="0.3593" calcext:value-type="float">
            <text:p>0,36</text:p>
          </table:table-cell>
          <table:table-cell office:value-type="float" office:value="37730.16" calcext:value-type="float">
            <text:p>37730</text:p>
          </table:table-cell>
          <table:table-cell office:value-type="float" office:value="0.8385" calcext:value-type="float">
            <text:p>0,84</text:p>
          </table:table-cell>
          <table:table-cell table:formula="of:=([.H5]-[.J5])" office:value-type="float" office:value="-0.4792" calcext:value-type="float">
            <text:p>-0,48</text:p>
          </table:table-cell>
        </table:table-row>
        <table:table-row table:style-name="ro1">
          <table:table-cell office:value-type="string" calcext:value-type="string">
            <text:p>5_25</text:p>
          </table:table-cell>
          <table:table-cell office:value-type="float" office:value="92712.08" calcext:value-type="float">
            <text:p>92712</text:p>
          </table:table-cell>
          <table:table-cell office:value-type="float" office:value="174.4946" calcext:value-type="float">
            <text:p>174,49</text:p>
          </table:table-cell>
          <table:table-cell office:value-type="float" office:value="92712.08" calcext:value-type="float">
            <text:p>92712</text:p>
          </table:table-cell>
          <table:table-cell office:value-type="float" office:value="52.4531" calcext:value-type="float">
            <text:p>52,45</text:p>
          </table:table-cell>
          <table:table-cell table:formula="of:=([.C6]-[.E6])" office:value-type="float" office:value="122.0415" calcext:value-type="float">
            <text:p>122,04</text:p>
          </table:table-cell>
          <table:table-cell office:value-type="float" office:value="92712.08" calcext:value-type="float">
            <text:p>92712</text:p>
          </table:table-cell>
          <table:table-cell office:value-type="float" office:value="82.0634" calcext:value-type="float">
            <text:p>82,06</text:p>
          </table:table-cell>
          <table:table-cell office:value-type="float" office:value="92712.08" calcext:value-type="float">
            <text:p>92712</text:p>
          </table:table-cell>
          <table:table-cell office:value-type="float" office:value="98.1844" calcext:value-type="float">
            <text:p>98,18</text:p>
          </table:table-cell>
          <table:table-cell table:formula="of:=([.H6]-[.J6])" office:value-type="float" office:value="-16.121" calcext:value-type="float">
            <text:p>-16,12</text:p>
          </table:table-cell>
        </table:table-row>
        <table:table-row table:style-name="ro1">
          <table:table-cell office:value-type="string" calcext:value-type="string">
            <text:p>20_5</text:p>
          </table:table-cell>
          <table:table-cell office:value-type="float" office:value="69396.58" calcext:value-type="float">
            <text:p>69397</text:p>
          </table:table-cell>
          <table:table-cell office:value-type="float" office:value="0.0788" calcext:value-type="float">
            <text:p>0,08</text:p>
          </table:table-cell>
          <table:table-cell office:value-type="float" office:value="69396.58" calcext:value-type="float">
            <text:p>69397</text:p>
          </table:table-cell>
          <table:table-cell office:value-type="float" office:value="0.0669" calcext:value-type="float">
            <text:p>0,07</text:p>
          </table:table-cell>
          <table:table-cell table:formula="of:=([.C7]-[.E7])" office:value-type="float" office:value="0.0119" calcext:value-type="float">
            <text:p>0,01</text:p>
          </table:table-cell>
          <table:table-cell office:value-type="float" office:value="69396.58" calcext:value-type="float">
            <text:p>69397</text:p>
          </table:table-cell>
          <table:table-cell office:value-type="float" office:value="0.2065" calcext:value-type="float">
            <text:p>0,21</text:p>
          </table:table-cell>
          <table:table-cell office:value-type="float" office:value="69396.58" calcext:value-type="float">
            <text:p>69397</text:p>
          </table:table-cell>
          <table:table-cell office:value-type="float" office:value="0.2198" calcext:value-type="float">
            <text:p>0,22</text:p>
          </table:table-cell>
          <table:table-cell table:formula="of:=([.H7]-[.J7])" office:value-type="float" office:value="-0.0133" calcext:value-type="float">
            <text:p>-0,01</text:p>
          </table:table-cell>
        </table:table-row>
        <table:table-row table:style-name="ro1">
          <table:table-cell office:value-type="string" calcext:value-type="string">
            <text:p>20_10</text:p>
          </table:table-cell>
          <table:table-cell office:value-type="float" office:value="131292.92" calcext:value-type="float">
            <text:p>131293</text:p>
          </table:table-cell>
          <table:table-cell office:value-type="float" office:value="0.9319" calcext:value-type="float">
            <text:p>0,93</text:p>
          </table:table-cell>
          <table:table-cell office:value-type="float" office:value="131292.02" calcext:value-type="float">
            <text:p>131292</text:p>
          </table:table-cell>
          <table:table-cell office:value-type="float" office:value="0.7496" calcext:value-type="float">
            <text:p>0,75</text:p>
          </table:table-cell>
          <table:table-cell table:formula="of:=([.C8]-[.E8])" office:value-type="float" office:value="0.1823" calcext:value-type="float">
            <text:p>0,18</text:p>
          </table:table-cell>
          <table:table-cell office:value-type="float" office:value="131292.62" calcext:value-type="float">
            <text:p>131293</text:p>
          </table:table-cell>
          <table:table-cell office:value-type="float" office:value="1.2734" calcext:value-type="float">
            <text:p>1,27</text:p>
          </table:table-cell>
          <table:table-cell office:value-type="float" office:value="131292.02" calcext:value-type="float">
            <text:p>131292</text:p>
          </table:table-cell>
          <table:table-cell office:value-type="float" office:value="1.5771" calcext:value-type="float">
            <text:p>1,58</text:p>
          </table:table-cell>
          <table:table-cell table:formula="of:=([.H8]-[.J8])" office:value-type="float" office:value="-0.3037" calcext:value-type="float">
            <text:p>-0,30</text:p>
          </table:table-cell>
        </table:table-row>
        <table:table-row table:style-name="ro1">
          <table:table-cell office:value-type="string" calcext:value-type="string">
            <text:p>20_25</text:p>
          </table:table-cell>
          <table:table-cell office:value-type="float" office:value="329855.68" calcext:value-type="float">
            <text:p>329856</text:p>
          </table:table-cell>
          <table:table-cell office:value-type="float" office:value="1629.3121" calcext:value-type="float">
            <text:p>1629,31</text:p>
          </table:table-cell>
          <table:table-cell office:value-type="float" office:value="329851.86" calcext:value-type="float">
            <text:p>329852</text:p>
          </table:table-cell>
          <table:table-cell office:value-type="float" office:value="1583.659" calcext:value-type="float">
            <text:p>1583,66</text:p>
          </table:table-cell>
          <table:table-cell table:formula="of:=([.C9]-[.E9])" office:value-type="float" office:value="45.6531" calcext:value-type="float">
            <text:p>45,65</text:p>
          </table:table-cell>
          <table:table-cell office:value-type="float" office:value="329851.86" calcext:value-type="float">
            <text:p>329852</text:p>
          </table:table-cell>
          <table:table-cell office:value-type="float" office:value="1433.1448" calcext:value-type="float">
            <text:p>1433,14</text:p>
          </table:table-cell>
          <table:table-cell office:value-type="float" office:value="329851.86" calcext:value-type="float">
            <text:p>329852</text:p>
          </table:table-cell>
          <table:table-cell office:value-type="float" office:value="1564.6641" calcext:value-type="float">
            <text:p>1564,66</text:p>
          </table:table-cell>
          <table:table-cell table:formula="of:=([.H9]-[.J9])" office:value-type="float" office:value="-131.5193" calcext:value-type="float">
            <text:p>-131,52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170037.6" calcext:value-type="float">
            <text:p>170038</text:p>
          </table:table-cell>
          <table:table-cell office:value-type="float" office:value="0.3449" calcext:value-type="float">
            <text:p>0,34</text:p>
          </table:table-cell>
          <table:table-cell office:value-type="float" office:value="170037.2" calcext:value-type="float">
            <text:p>170037</text:p>
          </table:table-cell>
          <table:table-cell office:value-type="float" office:value="0.3629" calcext:value-type="float">
            <text:p>0,36</text:p>
          </table:table-cell>
          <table:table-cell table:formula="of:=([.C10]-[.E10])" office:value-type="float" office:value="-0.018" calcext:value-type="float">
            <text:p>-0,02</text:p>
          </table:table-cell>
          <table:table-cell office:value-type="float" office:value="170036.6" calcext:value-type="float">
            <text:p>170037</text:p>
          </table:table-cell>
          <table:table-cell office:value-type="float" office:value="1.1096" calcext:value-type="float">
            <text:p>1,11</text:p>
          </table:table-cell>
          <table:table-cell office:value-type="float" office:value="170036.5" calcext:value-type="float">
            <text:p>170037</text:p>
          </table:table-cell>
          <table:table-cell office:value-type="float" office:value="1.1774" calcext:value-type="float">
            <text:p>1,18</text:p>
          </table:table-cell>
          <table:table-cell table:formula="of:=([.H10]-[.J10])" office:value-type="float" office:value="-0.0678000000000001" calcext:value-type="float">
            <text:p>-0,07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328915.71" calcext:value-type="float">
            <text:p>328916</text:p>
          </table:table-cell>
          <table:table-cell office:value-type="float" office:value="8.058" calcext:value-type="float">
            <text:p>8,06</text:p>
          </table:table-cell>
          <table:table-cell office:value-type="float" office:value="328917.43" calcext:value-type="float">
            <text:p>328917</text:p>
          </table:table-cell>
          <table:table-cell office:value-type="float" office:value="7.1452" calcext:value-type="float">
            <text:p>7,15</text:p>
          </table:table-cell>
          <table:table-cell table:formula="of:=([.C11]-[.E11])" office:value-type="float" office:value="0.9128" calcext:value-type="float">
            <text:p>0,91</text:p>
          </table:table-cell>
          <table:table-cell office:value-type="float" office:value="328914.53" calcext:value-type="float">
            <text:p>328915</text:p>
          </table:table-cell>
          <table:table-cell office:value-type="float" office:value="14.2043" calcext:value-type="float">
            <text:p>14,20</text:p>
          </table:table-cell>
          <table:table-cell office:value-type="float" office:value="328912.93" calcext:value-type="float">
            <text:p>328913</text:p>
          </table:table-cell>
          <table:table-cell office:value-type="float" office:value="14.2406" calcext:value-type="float">
            <text:p>14,24</text:p>
          </table:table-cell>
          <table:table-cell table:formula="of:=([.H11]-[.J11])" office:value-type="float" office:value="-0.0363000000000007" calcext:value-type="float">
            <text:p>-0,04</text:p>
          </table:table-cell>
        </table:table-row>
        <table:table-row table:style-name="ro1">
          <table:table-cell office:value-type="string" calcext:value-type="string">
            <text:p>50_25</text:p>
          </table:table-cell>
          <table:table-cell office:value-type="float" office:value="808252.69" calcext:value-type="float">
            <text:p>808253</text:p>
          </table:table-cell>
          <table:table-cell office:value-type="float" office:value="5706.1674" calcext:value-type="float">
            <text:p>5706,17</text:p>
          </table:table-cell>
          <table:table-cell office:value-type="float" office:value="808253.47" calcext:value-type="float">
            <text:p>808253</text:p>
          </table:table-cell>
          <table:table-cell office:value-type="float" office:value="5549.1099" calcext:value-type="float">
            <text:p>5549,11</text:p>
          </table:table-cell>
          <table:table-cell table:formula="of:=([.C12]-[.E12])" office:value-type="float" office:value="157.0575" calcext:value-type="float">
            <text:p>157,06</text:p>
          </table:table-cell>
          <table:table-cell office:value-type="float" office:value="808254.9" calcext:value-type="float">
            <text:p>808255</text:p>
          </table:table-cell>
          <table:table-cell office:value-type="float" office:value="5809.8895" calcext:value-type="float">
            <text:p>5809,89</text:p>
          </table:table-cell>
          <table:table-cell office:value-type="float" office:value="808252.69" calcext:value-type="float">
            <text:p>808253</text:p>
          </table:table-cell>
          <table:table-cell office:value-type="float" office:value="5571.8287" calcext:value-type="float">
            <text:p>5571,83</text:p>
          </table:table-cell>
          <table:table-cell table:formula="of:=([.H12]-[.J12])" office:value-type="float" office:value="238.0608" calcext:value-type="float">
            <text:p>238,06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333497.4" calcext:value-type="float">
            <text:p>333497</text:p>
          </table:table-cell>
          <table:table-cell office:value-type="float" office:value="0.2717" calcext:value-type="float">
            <text:p>0,27</text:p>
          </table:table-cell>
          <table:table-cell office:value-type="float" office:value="333496.46" calcext:value-type="float">
            <text:p>333496</text:p>
          </table:table-cell>
          <table:table-cell office:value-type="float" office:value="0.2144" calcext:value-type="float">
            <text:p>0,21</text:p>
          </table:table-cell>
          <table:table-cell table:formula="of:=([.C13]-[.E13])" office:value-type="float" office:value="0.0573" calcext:value-type="float">
            <text:p>0,06</text:p>
          </table:table-cell>
          <table:table-cell office:value-type="float" office:value="333493.4" calcext:value-type="float">
            <text:p>333493</text:p>
          </table:table-cell>
          <table:table-cell office:value-type="float" office:value="0.9684" calcext:value-type="float">
            <text:p>0,97</text:p>
          </table:table-cell>
          <table:table-cell office:value-type="float" office:value="333492.6" calcext:value-type="float">
            <text:p>333493</text:p>
          </table:table-cell>
          <table:table-cell office:value-type="float" office:value="0.8475" calcext:value-type="float">
            <text:p>0,85</text:p>
          </table:table-cell>
          <table:table-cell table:formula="of:=([.H13]-[.J13])" office:value-type="float" office:value="0.1209" calcext:value-type="float">
            <text:p>0,12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646604.68" calcext:value-type="float">
            <text:p>646605</text:p>
          </table:table-cell>
          <table:table-cell office:value-type="float" office:value="12.3531" calcext:value-type="float">
            <text:p>12,35</text:p>
          </table:table-cell>
          <table:table-cell office:value-type="float" office:value="646606.72" calcext:value-type="float">
            <text:p>646607</text:p>
          </table:table-cell>
          <table:table-cell office:value-type="float" office:value="9.0691" calcext:value-type="float">
            <text:p>9,07</text:p>
          </table:table-cell>
          <table:table-cell table:formula="of:=([.C14]-[.E14])" office:value-type="float" office:value="3.284" calcext:value-type="float">
            <text:p>3,28</text:p>
          </table:table-cell>
          <table:table-cell office:value-type="float" office:value="646607.84" calcext:value-type="float">
            <text:p>646608</text:p>
          </table:table-cell>
          <table:table-cell office:value-type="float" office:value="21.2859" calcext:value-type="float">
            <text:p>21,29</text:p>
          </table:table-cell>
          <table:table-cell office:value-type="float" office:value="646602.28" calcext:value-type="float">
            <text:p>646602</text:p>
          </table:table-cell>
          <table:table-cell office:value-type="float" office:value="17.6485" calcext:value-type="float">
            <text:p>17,65</text:p>
          </table:table-cell>
          <table:table-cell table:formula="of:=([.H14]-[.J14])" office:value-type="float" office:value="3.6374" calcext:value-type="float">
            <text:p>3,64</text:p>
          </table:table-cell>
        </table:table-row>
        <table:table-row table:style-name="ro1">
          <table:table-cell office:value-type="string" calcext:value-type="string">
            <text:p>100_25</text:p>
          </table:table-cell>
          <table:table-cell office:value-type="float" office:value="1593427.83" calcext:value-type="float">
            <text:p>1593428</text:p>
          </table:table-cell>
          <table:table-cell office:value-type="float" office:value="4383.9515" calcext:value-type="float">
            <text:p>4383,95</text:p>
          </table:table-cell>
          <table:table-cell office:value-type="float" office:value="1593432.71" calcext:value-type="float">
            <text:p>1593433</text:p>
          </table:table-cell>
          <table:table-cell office:value-type="float" office:value="4315.5158" calcext:value-type="float">
            <text:p>4315,52</text:p>
          </table:table-cell>
          <table:table-cell table:formula="of:=([.C15]-[.E15])" office:value-type="float" office:value="68.4357" calcext:value-type="float">
            <text:p>68,44</text:p>
          </table:table-cell>
          <table:table-cell office:value-type="float" office:value="1593429.94" calcext:value-type="float">
            <text:p>1593430</text:p>
          </table:table-cell>
          <table:table-cell office:value-type="float" office:value="4285.059" calcext:value-type="float">
            <text:p>4285,06</text:p>
          </table:table-cell>
          <table:table-cell office:value-type="float" office:value="1593421.28" calcext:value-type="float">
            <text:p>1593421</text:p>
          </table:table-cell>
          <table:table-cell office:value-type="float" office:value="3878.4719" calcext:value-type="float">
            <text:p>3878,47</text:p>
          </table:table-cell>
          <table:table-cell table:formula="of:=([.H15]-[.J15])" office:value-type="float" office:value="406.5871" calcext:value-type="float">
            <text:p>406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2">
      <number:day number:style="long"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38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0P0" style:volatile="true">
      <number:text> </number:text>
      <number:fill-character> </number:fill-character>
      <number:number number:decimal-places="2" number:min-decimal-places="2" number:min-integer-digits="1" number:grouping="true" number:display-factor="1000"/>
      <number:text> </number:text>
      <number:currency-symbol/>
      <number:text> </number:text>
    </number:currency-style>
    <number:currency-style style:name="N11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 number:display-factor="1000"/>
      <number:text> </number:text>
      <number:currency-symbol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7P0" style:volatile="true">
      <number:number number:decimal-places="0" number:min-decimal-places="0" number:min-integer-digits="1" number:grouping="true"/>
      <number:text>   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7P0"/>
    </number:number-style>
    <number:currency-style style:name="N118P0" style:volatile="true">
      <number:text> </number:text>
      <number:fill-character> </number:fill-character>
      <number:number number:decimal-places="0" number:min-decimal-places="0" number:min-integer-digits="1" number:grouping="true" number:display-factor="1000"/>
      <number:text> </number:text>
      <number:currency-symbol/>
      <number:text> </number:text>
    </number:currency-style>
    <number:currency-style style:name="N11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18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31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31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31P0"/>
    </number:currency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122P2" style:volatile="true">
      <number:text> </number:text>
      <number:fill-character> </number:fill-character>
      <number:text>-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2" number:min-decimal-places="2" number:min-integer-digits="1" number:grouping="true"/>
      <number:text>   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</number:text>
    </number:number-style>
    <number:number-style style:name="N125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5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8P0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30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30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33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34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23:39:36.525198452</meta:creation-date>
    <dc:date>2024-01-21T00:40:27.155062141</dc:date>
    <meta:editing-duration>PT5M3S</meta:editing-duration>
    <meta:editing-cycles>1</meta:editing-cycles>
    <meta:generator>LibreOffice/7.3.7.2$Linux_X86_64 LibreOffice_project/30$Build-2</meta:generator>
    <meta:document-statistic meta:table-count="1" meta:cell-count="149" meta:object-count="0"/>
  </office:meta>
</office:document-meta>
</file>